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AMFLTemplate">
            <text:p>AMFLTemplate</text:p>
          </table:table-cell>
          <table:table-cell office:value-type="string" office:string-value="BigramTemplate">
            <text:p>BigramTemplate</text:p>
          </table:table-cell>
          <table:table-cell office:value-type="string" office:string-value="BMFLTemplate">
            <text:p>BMFLTemplate</text:p>
          </table:table-cell>
          <table:table-cell office:value-type="string" office:string-value="BracketsTemplate">
            <text:p>BracketsTemplate</text:p>
          </table:table-cell>
          <table:table-cell office:value-type="string" office:string-value="HMTemplate">
            <text:p>HMTemplate</text:p>
          </table:table-cell>
          <table:table-cell office:value-type="string" office:string-value="IdentityTemplate">
            <text:p>IdentityTemplate</text:p>
          </table:table-cell>
          <table:table-cell office:value-type="string" office:string-value="MentionsInSentenceTemplate">
            <text:p>MentionsInSentenceTemplate</text:p>
          </table:table-cell>
          <table:table-cell office:value-type="string" office:string-value="ML12Template">
            <text:p>ML12Template</text:p>
          </table:table-cell>
          <table:table-cell office:value-type="string" office:string-value="NormalizedAgeTemplate">
            <text:p>NormalizedAgeTemplate</text:p>
          </table:table-cell>
          <table:table-cell office:value-type="string" office:string-value="NormalizedWeightTemplate">
            <text:p>NormalizedWeightTemplate</text:p>
          </table:table-cell>
          <table:table-cell office:value-type="string" office:string-value="NumberMBTemplate">
            <text:p>NumberMBTemplate</text:p>
          </table:table-cell>
          <table:table-cell office:value-type="string" office:string-value="NumberWBTemplate">
            <text:p>NumberWBTemplate</text:p>
          </table:table-cell>
          <table:table-cell office:value-type="string" office:string-value="OverlappingTemplate">
            <text:p>OverlappingTemplate</text:p>
          </table:table-cell>
          <table:table-cell office:value-type="string" office:string-value="RootTypeTemplate">
            <text:p>RootTypeTemplate</text:p>
          </table:table-cell>
          <table:table-cell office:value-type="string" office:string-value="SimilarWordsTemplate">
            <text:p>SimilarWordsTemplate</text:p>
          </table:table-cell>
          <table:table-cell office:value-type="string" office:string-value="StartsWithCapitalTemplate">
            <text:p>StartsWithCapitalTemplate</text:p>
          </table:table-cell>
          <table:table-cell office:value-type="string" office:string-value="WBOTemplate">
            <text:p>WBOTemplate</text:p>
          </table:table-cell>
          <table:table-cell office:value-type="string" office:string-value="WBTemplate">
            <text:p>WBTemplate</text:p>
          </table:table-cell>
          <table:table-cell office:value-type="string" office:string-value="WMTemplate">
            <text:p>WMTemplate</text:p>
          </table:table-cell>
          <table:table-cell office:value-type="string" office:string-value="WordCountTemplate">
            <text:p>WordCountTemplate</text:p>
          </table:table-cell>
          <table:table-cell office:value-type="string" office:string-value="WordsInBetweenTemplate">
            <text:p>WordsInBetweenTemplate</text:p>
          </table:table-cell>
          <table:table-cell office:value-type="string" office:string-value="F1">
            <text:p>F1</text:p>
          </table:table-cell>
          <table:table-cell office:value-type="string" office:string-value="TotalTime">
            <text:p>TotalTime</text:p>
          </table:table-cell>
          <table:table-cell office:value-type="string" office:string-value="TrainTime">
            <text:p>TrainTime</text:p>
          </table:table-cell>
          <table:table-cell office:value-type="string" office:string-value="TestTime">
            <text:p>TestTime</text:p>
          </table:table-cell>
          <table:table-cell office:value-type="string" office:string-value="Alpha">
            <text:p>Alpha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3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766323024054982">
            <text:p>0.7766323024054982</text:p>
          </table:table-cell>
          <table:table-cell office:value-type="string" office:string-value="1009612">
            <text:p>1009612</text:p>
          </table:table-cell>
          <table:table-cell office:value-type="string" office:string-value="953223">
            <text:p>953223</text:p>
          </table:table-cell>
          <table:table-cell office:value-type="string" office:string-value="56389">
            <text:p>56389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3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178694158075601">
            <text:p>0.8178694158075601</text:p>
          </table:table-cell>
          <table:table-cell office:value-type="string" office:string-value="972403">
            <text:p>972403</text:p>
          </table:table-cell>
          <table:table-cell office:value-type="string" office:string-value="917728">
            <text:p>917728</text:p>
          </table:table-cell>
          <table:table-cell office:value-type="string" office:string-value="54675">
            <text:p>54675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692307692307692">
            <text:p>0.7692307692307692</text:p>
          </table:table-cell>
          <table:table-cell office:value-type="string" office:string-value="853708">
            <text:p>853708</text:p>
          </table:table-cell>
          <table:table-cell office:value-type="string" office:string-value="805132">
            <text:p>805132</text:p>
          </table:table-cell>
          <table:table-cell office:value-type="string" office:string-value="48576">
            <text:p>48576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3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986348122866894">
            <text:p>0.7986348122866894</text:p>
          </table:table-cell>
          <table:table-cell office:value-type="string" office:string-value="967235">
            <text:p>967235</text:p>
          </table:table-cell>
          <table:table-cell office:value-type="string" office:string-value="913220">
            <text:p>913220</text:p>
          </table:table-cell>
          <table:table-cell office:value-type="string" office:string-value="54015">
            <text:p>54015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3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8484848484848485">
            <text:p>0.8484848484848485</text:p>
          </table:table-cell>
          <table:table-cell office:value-type="string" office:string-value="1146367">
            <text:p>1146367</text:p>
          </table:table-cell>
          <table:table-cell office:value-type="string" office:string-value="1077864">
            <text:p>1077864</text:p>
          </table:table-cell>
          <table:table-cell office:value-type="string" office:string-value="68503">
            <text:p>68503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5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764505119453925">
            <text:p>0.764505119453925</text:p>
          </table:table-cell>
          <table:table-cell office:value-type="string" office:string-value="952391">
            <text:p>952391</text:p>
          </table:table-cell>
          <table:table-cell office:value-type="string" office:string-value="899554">
            <text:p>899554</text:p>
          </table:table-cell>
          <table:table-cell office:value-type="string" office:string-value="52837">
            <text:p>52837</text:p>
          </table:table-cell>
          <table:table-cell office:value-type="string" office:string-value="0.001">
            <text:p>0.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